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0ae58" officeooo:paragraph-rsid="0000ae58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0 天公疼好人</text:p>
        <text:p text:style-name="P1"/>
        <text:p text:style-name="P1">阮阿爸今年九十五歲矣。</text:p>
        <text:p text:style-name="P1">Guán a-pah kin-nî káu-tsa̍p-gōo huè --ah. </text:p>
        <text:p text:style-name="P1"/>
        <text:p text:style-name="P1">除了耳空較重，</text:p>
        <text:p text:style-name="P1">Tû-liáu hīnn-khang khah tāng, </text:p>
        <text:p text:style-name="P1"/>
        <text:p text:style-name="P1">佮伊講話愛較大聲以外，</text:p>
        <text:p text:style-name="P1">kah i kóng-uē ài khah tuā-siann í-guā, </text:p>
        <text:p text:style-name="P1"/>
        <text:p text:style-name="P1">伊的記持、目睭攏猶真好。</text:p>
        <text:p text:style-name="P1">i ê kì-tî, ba̍k-tsiu lóng iáu tsin hó. </text:p>
        <text:p text:style-name="P1"/>
        <text:p text:style-name="P1">伊逐工的娛樂就是看報紙，</text:p>
        <text:p text:style-name="P1">I ta̍k kang ê gôo-lo̍k tō sī khuànn pò-tsuá, </text:p>
        <text:p text:style-name="P1"/>
        <text:p text:style-name="P1">看日本、臺灣的電視新聞佮暗時九點的政論節目，</text:p>
        <text:p text:style-name="P1">khuànn Ji̍t-pún, Tâi-uân ê tiān-sī sin-bûn kah àm-sî káu tiám ê tsìng-lūn tsiat-bo̍k, </text:p>
        <text:p text:style-name="P1"/>
        <text:p text:style-name="P1">毋過定定看甲受氣關電視。</text:p>
        <text:p text:style-name="P1">m̄-koh tiānn-tiānn khuànn kah siū-khì kuainn tiān-sī. <text:s/></text:p>
        <text:p text:style-name="P1"/>
        <text:p text:style-name="P1">暗時若閒，</text:p>
        <text:p text:style-name="P1">Àm-sî nā îng, </text:p>
        <text:p text:style-name="P1"/>
        <text:p text:style-name="P1">我攏愛佮伊那看電視那開講，</text:p>
        <text:p text:style-name="P1">guá lóng ài kah i ná khuànn tiān-sī ná khai-káng, </text:p>
        <text:p text:style-name="P1"/>
        <text:p text:style-name="P1">天南地北無所不談，</text:p>
        <text:p text:style-name="P1">thian lâm tē pak bû sóo put tâm, </text:p>
        <text:p text:style-name="P1"/>
        <text:p text:style-name="P1">對伊的少年時代講到這馬。</text:p>
        <text:p text:style-name="P1">uì i ê siàu-liân sî-tāi kóng kàu tsit-má.</text:p>
        <text:p text:style-name="P1"/>
        <text:p text:style-name="P1"/>
        <text:p text:style-name="P1"/>
        <text:p text:style-name="P1"/>
        <text:p text:style-name="P1">阿爸自細漢就認真拍拚，</text:p>
        <text:p text:style-name="P1">A-pah tsū sè-hàn tō jīn-tsin phah-piànn, </text:p>
        <text:p text:style-name="P1"/>
        <text:p text:style-name="P1">共阮公仔鬥作穡。</text:p>
        <text:p text:style-name="P1">kā guán kong-á tàu tsoh-sit. </text:p>
        <text:p text:style-name="P1"/>
        <text:p text:style-name="P1">因為無欲輸人閣去讀農校，</text:p>
        <text:p text:style-name="P1">In-uī bô beh su--lâng koh khì tha̍k lông-hāu, </text:p>
        <text:p text:style-name="P1"/>
        <text:p text:style-name="P1">畢業了後佇日本政府的農業機關上班。</text:p>
        <text:p text:style-name="P1">pit-gia̍p liáu-āu tī Ji̍t-pún Tsìng-hú ê lông-gia̍p ki-kuan siōng-pan. </text:p>
        <text:p text:style-name="P1"/>
        <text:p text:style-name="P1">伊的職務是做粟仔產量統計佮糧食的分配。</text:p>
        <text:p text:style-name="P1">I ê tsit-bū sī tsò tshik-á sán-liōng thóng-kè kah niû-si̍t ê hun-phuè. </text:p>
        <text:p text:style-name="P1"/>
        <text:p text:style-name="P1">阿爸真照顧佮伊鬥陣做工課的人。</text:p>
        <text:p text:style-name="P1">A-pah tsin tsiàu-kòo kah i tàu-tīn tsò khang-khuè ê <text:soft-page-break/>lâng. </text:p>
        <text:p text:style-name="P1"/>
        <text:p text:style-name="P1">伊做人真慷慨，</text:p>
        <text:p text:style-name="P1">I tsò-lâng tsin khóng-khài, </text:p>
        <text:p text:style-name="P1"/>
        <text:p text:style-name="P1">對人干焦會幫助佮相楗，</text:p>
        <text:p text:style-name="P1">tuì lâng kan-na ē pang-tsōo kah sio-kīng, </text:p>
        <text:p text:style-name="P1"/>
        <text:p text:style-name="P1">袂共人刁難揣麻煩，</text:p>
        <text:p text:style-name="P1">bē kā lâng thiau-lân tshuē mâ-huân, </text:p>
        <text:p text:style-name="P1"/>
        <text:p text:style-name="P1">所以四界攏有好朋友。</text:p>
        <text:p text:style-name="P1">sóo-í sì-kè lóng ū hó pîng-iú. </text:p>
        <text:p text:style-name="P1"/>
        <text:p text:style-name="P1">後來伊家己做生理趁袂少錢，</text:p>
        <text:p text:style-name="P1">Āu--lâi i ka-kī tsò-sing-lí thàn bē tsió tsînn, </text:p>
        <text:p text:style-name="P1"/>
        <text:p text:style-name="P1">親情朋友若有困難，</text:p>
        <text:p text:style-name="P1">tshin-tsiânn pîng-iú nā ū khùn-lân, </text:p>
        <text:p text:style-name="P1"/>
        <text:p text:style-name="P1">伊攏幫贊到底。</text:p>
        <text:p text:style-name="P1">i lóng pang-tsān kàu-té. </text:p>
        <text:p text:style-name="P1"/>
        <text:p text:style-name="P1">伊定定講，</text:p>
        <text:p text:style-name="P1">I tiānn-tiānn kóng, </text:p>
        <text:p text:style-name="P1"/>
        <text:p text:style-name="P1">伊共人鬥相共並無向望人報答。</text:p>
        <text:p text:style-name="P1">i kā lâng tàu-sann-kāng pīng bô ǹg-bāng lâng pò-tap.</text:p>
        <text:p text:style-name="P1"/>
        <text:p text:style-name="P1"/>
        <text:p text:style-name="P1"/>
        <text:p text:style-name="P1"/>
        <text:p text:style-name="P1">第二次世界大戰了後，</text:p>
        <text:p text:style-name="P1">Tē-jī tshù Sè-kài Tāi-tsiàn liáu-āu, </text:p>
        <text:p text:style-name="P1"/>
        <text:p text:style-name="P1">國民政府接管臺灣，</text:p>
        <text:p text:style-name="P1">Kok-bîn Tsìng-hú tsiap-kuán Tâi-uân, </text:p>
        <text:p text:style-name="P1"/>
        <text:p text:style-name="P1">阿爸本底予人請去管理臺南縣。</text:p>
        <text:p text:style-name="P1">a-pah pún-té hōo lâng tshiánn khì kuán-lí Tâi-lâm-kuān. </text:p>
        <text:p text:style-name="P1"/>
        <text:p text:style-name="P1">毋過彼時陣情勢誠亂，</text:p>
        <text:p text:style-name="P1">M̄-koh hit sî-tsūn tsîng-sè tsiânn <text:s/>luān, </text:p>
        <text:p text:style-name="P1"/>
        <text:p text:style-name="P1">伊就共人推辭。</text:p>
        <text:p text:style-name="P1">i tō kā lâng the-sî. </text:p>
        <text:p text:style-name="P1"/>
        <text:p text:style-name="P1">嘛因為按呢，</text:p>
        <text:p text:style-name="P1">Mā in-uī án-ne, </text:p>
        <text:p text:style-name="P1"/>
        <text:p text:style-name="P1">才逃過二二八事件的災難。</text:p>
        <text:p text:style-name="P1">tsiah tô-kuè Jī-jī-pat Sū-kiānn ê tsai-lān. </text:p>
        <text:p text:style-name="P1"/>
        <text:p text:style-name="P1">臺灣近代所發生的一寡代誌，</text:p>
        <text:p text:style-name="P1">Tâi-uân kīn-tāi sóo huat-sing ê tsi̍t-kuá tāi-tsì, </text:p>
        <text:p text:style-name="P1"/>
        <text:p text:style-name="P1">伊攏經歷有著。</text:p>
        <text:p text:style-name="P1">i lóng king-li̍k ū tio̍h. </text:p>
        <text:p text:style-name="P1"/>
        <text:p text:style-name="P1">這馬伊上愛講予阮聽的，</text:p>
        <text:p text:style-name="P1">Tsit-má i siōng ài kóng hōo guán thiann--ê, </text:p>
        <text:p text:style-name="P1"/>
        <text:p text:style-name="P1">就是遮的故事。</text:p>
        <text:p text:style-name="P1">tō sī tsia-ê kòo-sū. </text:p>
        <text:p text:style-name="P1"><text:soft-page-break/></text:p>
        <text:p text:style-name="P1">阿爸會使講是一部臺灣近代的活歷史。</text:p>
        <text:p text:style-name="P1">A-pah ē-sái kóng sī tsi̍t phō Tâi-uân kīn-tāi ê ua̍h li̍k-sú.</text:p>
        <text:p text:style-name="P1"/>
        <text:p text:style-name="P1"/>
        <text:p text:style-name="P1"/>
        <text:p text:style-name="P1"/>
        <text:p text:style-name="P1">毋過予我印象上深的就是我佇小學咧上班的時，</text:p>
        <text:p text:style-name="P1">M̄-koh hōo guá ìn-siōng siōng tshim--ê tō sī guá tī sió-ha̍k teh siōng-pan ê sî, </text:p>
        <text:p text:style-name="P1"/>
        <text:p text:style-name="P1">有一工我佇辦公室共老師鬥做工課，</text:p>
        <text:p text:style-name="P1">ū tsi̍t kang guá tī pān-kong-sik kā lāu-su tàu tsò khang-khuè, </text:p>
        <text:p text:style-name="P1"/>
        <text:p text:style-name="P1">雄雄工友阿伯傱入來講，</text:p>
        <text:p text:style-name="P1">hiông-hiông kang-iú a-peh tsông --ji̍p-lâi kóng, </text:p>
        <text:p text:style-name="P1"/>
        <text:p text:style-name="P1">有一个少年家騎車挵著學校邊人家厝的壁角，</text:p>
        <text:p text:style-name="P1">ū tsi̍t ê siàu-liân-ke khiâ-tshia lòng-tio̍h ha̍k-hāu-pinn jîn-ke-tshù ê piah-kak, </text:p>
        <text:p text:style-name="P1"/>
        <text:p text:style-name="P1">規身軀流血流滴，</text:p>
        <text:p text:style-name="P1">kui-sin-khu lâu-hueh-lâu-tih, </text:p>
        <text:p text:style-name="P1"/>
        <text:p text:style-name="P1">若親像死去矣。</text:p>
        <text:p text:style-name="P1">nā tshin-tshiūnn sí--khì --ah. </text:p>
        <text:p text:style-name="P1"/>
        <text:p text:style-name="P1">一大堆人圍倚去看，</text:p>
        <text:p text:style-name="P1">Tsi̍t tuā tui lâng uî uá khì khuànn, </text:p>
        <text:p text:style-name="P1"/>
        <text:p text:style-name="P1">無人敢出手去共伊救。</text:p>
        <text:p text:style-name="P1">bô lâng kánn tshut-tshiú khì kā i kiù. <text:s/></text:p>
        <text:p text:style-name="P1"/>
        <text:p text:style-name="P1">這个時陣阿爸拄好經過，</text:p>
        <text:p text:style-name="P1">Tsit ê sî-tsūn a-pah tú-hó king-kuè, </text:p>
        <text:p text:style-name="P1"/>
        <text:p text:style-name="P1">趕緊共伊抱起來送去病院。</text:p>
        <text:p text:style-name="P1">kuánn-kín kā i phō --khí-lâi sàng khì pēnn-īnn. </text:p>
        <text:p text:style-name="P1"/>
        <text:p text:style-name="P1">雖然落尾也是救無活，</text:p>
        <text:p text:style-name="P1">Sui-jiân lo̍h-bué iā-sī kiù bô ua̍h, </text:p>
        <text:p text:style-name="P1"/>
        <text:p text:style-name="P1">毋過逐家攏講阿爸誠好膽。</text:p>
        <text:p text:style-name="P1">m̄-koh ta̍k-ke lóng kóng a-pah tsiânn hó-tánn. <text:s/></text:p>
        <text:p text:style-name="P1"/>
        <text:p text:style-name="P1">事後我問伊敢會驚。</text:p>
        <text:p text:style-name="P1">Sū-āu guá mn̄g i kám ē kiann. </text:p>
        <text:p text:style-name="P1"/>
        <text:p text:style-name="P1">伊講：「美軍來空襲臺南的時，</text:p>
        <text:p text:style-name="P1">I kóng: “Bí-kun lâi khong-si̍p Tâi-lâm ê sî, </text:p>
        <text:p text:style-name="P1"/>
        <text:p text:style-name="P1">我佇臺南病院鬥救人。</text:p>
        <text:p text:style-name="P1">guá tī Tâi-lâm Pēnn-īnn tàu kiù-lâng. </text:p>
        <text:p text:style-name="P1"/>
        <text:p text:style-name="P1">死的、著傷的一、兩百个，</text:p>
        <text:p text:style-name="P1">Sí--ê, tio̍h-siong--ê tsi̍t, nn̄g-pah ê, </text:p>
        <text:p text:style-name="P1"><text:soft-page-break/></text:p>
        <text:p text:style-name="P1">血流甲淹跤盤，</text:p>
        <text:p text:style-name="P1">hueh lâu kah im kha-puânn, </text:p>
        <text:p text:style-name="P1"/>
        <text:p text:style-name="P1">我都無咧驚矣。」</text:p>
        <text:p text:style-name="P1">guá to bô teh kiann --ah.” </text:p>
        <text:p text:style-name="P1"/>
        <text:p text:style-name="P1">這个時陣我才發現阿爸真正誠勇敢。</text:p>
        <text:p text:style-name="P1">Tsit ê sî-tsūn guá tsiah huat-hiān a-pah tsin-tsiànn tsiânn ióng-kám.</text:p>
        <text:p text:style-name="P1"/>
        <text:p text:style-name="P1"/>
        <text:p text:style-name="P1"/>
        <text:p text:style-name="P1"/>
        <text:p text:style-name="P1">阿爸一生做人正直，</text:p>
        <text:p text:style-name="P1">A-pah it-sing tsò-lâng tsìng-ti̍t, </text:p>
        <text:p text:style-name="P1"/>
        <text:p text:style-name="P1">毋驚神、毋驚鬼，</text:p>
        <text:p text:style-name="P1">m̄-kiann sîn, m̄-kiann kuí, </text:p>
        <text:p text:style-name="P1"/>
        <text:p text:style-name="P1">毋驚惡勢力，</text:p>
        <text:p text:style-name="P1">m̄-kiann ok sè-li̍k, </text:p>
        <text:p text:style-name="P1"/>
        <text:p text:style-name="P1">所以到今逐工閣會食會睏，</text:p>
        <text:p text:style-name="P1">sóo-í kàu-tann ta̍k kang koh ē tsia̍h ē khùn, </text:p>
        <text:p text:style-name="P1"/>
        <text:p text:style-name="P1">身體勇健。</text:p>
        <text:p text:style-name="P1">sin-thé ióng-kiānn. </text:p>
        <text:p text:style-name="P1"/>
        <text:p text:style-name="P1">這也是阮遮的做囝兒的，</text:p>
        <text:p text:style-name="P1">Tse iā sī guán tsia--ê tsò kiánn-jî--ê, </text:p>
        <text:p text:style-name="P1"/>
        <text:p text:style-name="P1">上安慰的所在。</text:p>
        <text:p text:style-name="P1">siōng an-uì ê sóo-tsāi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07:42.368557788</dc:date>
    <meta:editing-duration>PT32S</meta:editing-duration>
    <meta:editing-cycles>1</meta:editing-cycles>
    <meta:document-statistic meta:table-count="0" meta:image-count="0" meta:object-count="0" meta:page-count="4" meta:paragraph-count="130" meta:word-count="1146" meta:character-count="3301" meta:non-whitespace-character-count="2873"/>
    <meta:generator>LibreOffice/5.1.6.2$Linux_X86_64 LibreOffice_project/10m0$Build-2</meta:generator>
  </office:meta>
</office:document-meta>
</file>